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officeooo:rsid="000c3912" officeooo:paragraph-rsid="000c3912" style:font-size-asian="24pt" style:font-size-complex="24pt"/>
    </style:style>
    <style:style style:name="P2" style:family="paragraph" style:parent-style-name="Standard">
      <style:paragraph-properties fo:text-align="start" style:justify-single-word="false"/>
      <style:text-properties fo:font-size="20pt" officeooo:rsid="000c3912" officeooo:paragraph-rsid="000c3912" style:font-size-asian="20pt" style:font-size-complex="20pt"/>
    </style:style>
    <style:style style:name="P3" style:family="paragraph" style:parent-style-name="Standard">
      <style:paragraph-properties fo:text-align="start" style:justify-single-word="false"/>
      <style:text-properties fo:font-size="12pt" officeooo:rsid="000dd78d" officeooo:paragraph-rsid="001043bc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0dd78d" officeooo:paragraph-rsid="001043bc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0c3912" officeooo:paragraph-rsid="00120e22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20pt" officeooo:rsid="000c3912" officeooo:paragraph-rsid="00120e22" style:font-size-asian="20pt" style:font-size-complex="20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officeooo:rsid="00120e22" style:font-size-asian="16pt" style:font-size-complex="16pt"/>
    </style:style>
    <style:style style:name="T3" style:family="text">
      <style:text-properties officeooo:rsid="001043bc"/>
    </style:style>
    <style:style style:name="T4" style:family="text">
      <style:text-properties officeooo:rsid="0012cbe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P3 : </text:p>
      <text:p text:style-name="P1"/>
      <text:p text:style-name="P2">3.Implétmentation</text:p>
      <text:p text:style-name="P2"><text:tab/><text:span text:style-name="T1">3.1 Classe de base</text:span></text:p>
      <text:p text:style-name="P2"/>
      <text:p text:style-name="P3">-Pour pouvoir dériver une classe il faut que ses méthodes soient préfixer par le mot clef "virtual".</text:p>
      <text:p text:style-name="P3">-<text:span text:style-name="T3">Toute les fonctions dont nous voulons que nos classes filles héritent.</text:span> </text:p>
      <text:p text:style-name="P3"/>
      <text:p text:style-name="P6"><text:span text:style-name="T1"><text:tab/>3.</text:span><text:span text:style-name="T2">2</text:span><text:span text:style-name="T1"> </text:span><text:span text:style-name="T2">La classe dérivée : Polymorphisme dynamique</text:span></text:p>
      <text:p text:style-name="P5"/>
      <text:p text:style-name="P5">- <text:span text:style-name="T4">Il faut redéfinir les constructeurs</text:span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6T15:57:41.584546188</meta:creation-date>
    <meta:editing-duration>PT2M32S</meta:editing-duration>
    <meta:editing-cycles>6</meta:editing-cycles>
    <meta:generator>LibreOffice/5.1.4.2$Linux_X86_64 LibreOffice_project/10$Build-2</meta:generator>
    <dc:date>2016-11-16T16:00:14.368864578</dc:date>
    <meta:document-statistic meta:table-count="0" meta:image-count="0" meta:object-count="0" meta:page-count="1" meta:paragraph-count="7" meta:word-count="48" meta:character-count="299" meta:non-whitespace-character-count="254"/>
  </office:meta>
</office:document-meta>
</file>